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1">
      <style:paragraph-properties fo:margin-top="0in" fo:margin-bottom="0in"/>
    </style:style>
    <style:style style:name="P11" style:family="paragraph" style:parent-style-name="Text_20_body" style:list-style-name="L2">
      <style:paragraph-properties fo:margin-top="0in" fo:margin-bottom="0in"/>
    </style:style>
    <style:style style:name="P12" style:family="paragraph" style:parent-style-name="Text_20_body" style:list-style-name="L3">
      <style:paragraph-properties fo:margin-top="0in" fo:margin-bottom="0in"/>
    </style:style>
    <style:style style:name="P13" style:family="paragraph" style:parent-style-name="Text_20_body" style:list-style-name="L4">
      <style:paragraph-properties fo:margin-top="0in" fo:margin-bottom="0in"/>
    </style:style>
    <style:style style:name="P14" style:family="paragraph" style:parent-style-name="Text_20_body" style:list-style-name="L5">
      <style:paragraph-properties fo:margin-top="0in" fo:margin-bottom="0in"/>
    </style:style>
    <style:style style:name="P15" style:family="paragraph" style:parent-style-name="Text_20_body" style:list-style-name="L6">
      <style:paragraph-properties fo:margin-top="0in" fo:margin-bottom="0in"/>
    </style:style>
    <style:style style:name="P16" style:family="paragraph" style:parent-style-name="Text_20_body" style:list-style-name="L7">
      <style:paragraph-properties fo:margin-top="0in" fo:margin-bottom="0in"/>
    </style:style>
    <style:style style:name="P17" style:family="paragraph" style:parent-style-name="Text_20_body" style:list-style-name="L8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1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1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1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 text:start-value="18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 text:start-value="2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 text:start-value="2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писок вопросов для проверки на знания, и умения использовать, по категориям</text:p>
      <text:p text:style-name="Standard">ChatGPT</text:p>
      <text:p text:style-name="P1">ChatGPT</text:p>
      <text:p text:style-name="Text_20_body">Вот список вопросов для проверки знаний и умений использования JavaScript, разбитый по категориям:</text:p>
      <text:h text:style-name="Heading_20_3" text:outline-level="3">Основы языка:</text:h>
      <text:list xml:id="list2233237979723918985" text:style-name="L1">
        <text:list-item>
          <text:p text:style-name="P10">Как объявить переменную в JavaScript?</text:p>
        </text:list-item>
        <text:list-item>
          <text:p text:style-name="P10">Какие типы данных поддерживает JavaScript? Приведите примеры.</text:p>
        </text:list-item>
        <text:list-item>
          <text:p text:style-name="P10">Какие операторы условий вы знаете в JavaScript? Как они используются?</text:p>
        </text:list-item>
        <text:list-item>
          <text:p text:style-name="P10">Что такое циклы в JavaScript? Укажите типы циклов и приведите примеры их использования.</text:p>
        </text:list-item>
        <text:list-item>
          <text:p text:style-name="P2">Как объявить функцию в JavaScript? Как передать параметры в функцию и возвращать значения из неё?</text:p>
        </text:list-item>
      </text:list>
      <text:h text:style-name="Heading_20_3" text:outline-level="3">DOM (Document Object Model):</text:h>
      <text:list xml:id="list2178767407482742465" text:style-name="L2">
        <text:list-item>
          <text:p text:style-name="P11">Что такое DOM и как JavaScript взаимодействует с ним?</text:p>
        </text:list-item>
        <text:list-item>
          <text:p text:style-name="P11">Как выбрать элементы в DOM с помощью JavaScript?</text:p>
        </text:list-item>
        <text:list-item>
          <text:p text:style-name="P11">Как добавить новый элемент в DOM с помощью JavaScript?</text:p>
        </text:list-item>
        <text:list-item>
          <text:p text:style-name="P11">Как изменить стили или атрибуты элемента в DOM с помощью JavaScript?</text:p>
        </text:list-item>
        <text:list-item>
          <text:p text:style-name="P3">Как обработать событие щелчка мыши на элементе в DOM с помощью JavaScript?</text:p>
        </text:list-item>
      </text:list>
      <text:h text:style-name="Heading_20_3" text:outline-level="3">Асинхронное программирование:</text:h>
      <text:list xml:id="list5383288478850866168" text:style-name="L3">
        <text:list-item>
          <text:p text:style-name="P12">Что такое асинхронное программирование и почему оно важно в веб-разработке?</text:p>
        </text:list-item>
        <text:list-item>
          <text:p text:style-name="P12">Как отправить асинхронный HTTP запрос с помощью JavaScript? Приведите пример использования XMLHttpRequest или fetch API.</text:p>
        </text:list-item>
        <text:list-item>
          <text:p text:style-name="P4">Что такое колбэк функции? Как они используются в JavaScript?</text:p>
        </text:list-item>
      </text:list>
      <text:h text:style-name="Heading_20_3" text:outline-level="3">ES6+:</text:h>
      <text:list xml:id="list2015099509226580112" text:style-name="L4">
        <text:list-item>
          <text:p text:style-name="P13">Какие новые возможности предоставляет ES6+? Укажите несколько примеров.</text:p>
        </text:list-item>
        <text:list-item>
          <text:p text:style-name="P5">Как объявить стрелочную функцию в JavaScript? В чем её отличие от обычной функции?</text:p>
        </text:list-item>
      </text:list>
      <text:h text:style-name="Heading_20_3" text:outline-level="3">Модульность:</text:h>
      <text:list xml:id="list2644224067501500602" text:style-name="L5">
        <text:list-item>
          <text:p text:style-name="P14">Что такое модули в JavaScript? Как создать и использовать модули?</text:p>
        </text:list-item>
        <text:list-item>
          <text:p text:style-name="P6">Как экспортировать и импортировать переменные и функции из модулей в JavaScript?</text:p>
        </text:list-item>
      </text:list>
      <text:h text:style-name="Heading_20_3" text:outline-level="3">Безопасность:</text:h>
      <text:list xml:id="list9098291965524892706" text:style-name="L6">
        <text:list-item>
          <text:p text:style-name="P15">Что такое XSS и как его предотвратить в JavaScript?</text:p>
        </text:list-item>
        <text:list-item>
          <text:p text:style-name="P7">Что такое CSRF и как его предотвратить в JavaScript?</text:p>
        </text:list-item>
      </text:list>
      <text:h text:style-name="Heading_20_3" text:outline-level="3">Тестирование и отладка:</text:h>
      <text:list xml:id="list8825204348090841183" text:style-name="L7">
        <text:list-item>
          <text:p text:style-name="P16">Какие методы тестирования JavaScript кода вы знаете? Приведите примеры.</text:p>
        </text:list-item>
        <text:list-item>
          <text:p text:style-name="P8">Как отлаживать JavaScript код с помощью инструментов разработчика в браузере?</text:p>
        </text:list-item>
      </text:list>
      <text:h text:style-name="Heading_20_3" text:outline-level="3"><text:soft-page-break/>Работа с сервером:</text:h>
      <text:list xml:id="list5359030970189975647" text:style-name="L8">
        <text:list-item>
          <text:p text:style-name="P17">Как создать веб-сервер с использованием Node.js и Express.js?</text:p>
        </text:list-item>
        <text:list-item>
          <text:p text:style-name="P9">Как отправить данные на сервер и получить ответ с помощью JavaScript?</text:p>
        </text:list-item>
      </text:list>
      <text:p text:style-name="Text_20_body">Эти вопросы покрывают основные аспекты JavaScript и могут быть использованы для проверки знаний и умений разработчика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0S</meta:editing-duration>
    <meta:editing-cycles>3</meta:editing-cycles>
    <meta:generator>OpenOffice/4.1.14$Win32 OpenOffice.org_project/4114m1$Build-9811</meta:generator>
    <dc:date>2024-05-01T01:15:56.08</dc:date>
    <meta:document-statistic meta:table-count="0" meta:image-count="0" meta:object-count="0" meta:page-count="2" meta:paragraph-count="36" meta:word-count="313" meta:character-count="2089"/>
    <dc:creator>Dima Wide</dc:creator>
    <meta:user-defined meta:name="Info 1"/>
    <meta:user-defined meta:name="Info 2"/>
    <meta:user-defined meta:name="Info 3"/>
    <meta:user-defined meta:name="Info 4"/>
  </office:meta>
</office:document-meta>
</file>